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</office:automatic-styles>
  <office:body>
    <office:spreadsheet>
      <table:calculation-settings table:automatic-find-labels="false" table:use-regular-expressions="false" table:use-wildcards="true"/>
      <table:table table:name="サンプルレコード挿入SQL作成" table:style-name="ta1">
        <table:table-column table:style-name="co1" table:number-columns-repeated="10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nsert into product (name, price, category, image, detail) values (‘@name’, @price, ‘@category’,’@image’, ’@detail’);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@name</text:p>
          </table:table-cell>
          <table:table-cell office:value-type="string" calcext:value-type="string">
            <text:p>@price</text:p>
          </table:table-cell>
          <table:table-cell office:value-type="string" calcext:value-type="string">
            <text:p>@category</text:p>
          </table:table-cell>
          <table:table-cell office:value-type="string" calcext:value-type="string">
            <text:p>@image</text:p>
          </table:table-cell>
          <table:table-cell table:style-name="Default" office:value-type="string" calcext:value-type="string">
            <text:p>@detai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和財布(女性用)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財布・小物入れ</text:p>
          </table:table-cell>
          <table:table-cell office:value-type="string" calcext:value-type="string">
            <text:p>1.png</text:p>
          </table:table-cell>
          <table:table-cell office:value-type="string" calcext:value-type="string">
            <text:p>日本らしい奥ゆかしさを持つ財布です。見た目はもちろんのこと、機能面でも充実しており、8つのカードポケットがついています。</text:p>
          </table:table-cell>
          <table:table-cell table:formula="of:=SUBSTITUTE([.$A$1];[.G$2];[.$B3])" office:value-type="string" office:string-value="insert into product (name, price, category, image, detail) values (‘和財布(女性用)’, @price, ‘@category’,’@image’, ’@detail’);" calcext:value-type="string">
            <text:p>insert into product (name, price, category, image, detail) values (‘和財布(女性用)’, @price, ‘@category’,’@image’, ’@detail’);</text:p>
          </table:table-cell>
          <table:table-cell table:formula="of:=SUBSTITUTE([.G3];[.H$2];[.C3])" office:value-type="string" office:string-value="insert into product (name, price, category, image, detail) values (‘和財布(女性用)’, 4100, ‘@category’,’@image’, ’@detail’);" calcext:value-type="string">
            <text:p>insert into product (name, price, category, image, detail) values (‘和財布(女性用)’, 4100, ‘@category’,’@image’, ’@detail’);</text:p>
          </table:table-cell>
          <table:table-cell table:formula="of:=SUBSTITUTE([.H3];[.I$2];[.D3])" office:value-type="string" office:string-value="insert into product (name, price, category, image, detail) values (‘和財布(女性用)’, 4100, ‘財布・小物入れ’,’@image’, ’@detail’);" calcext:value-type="string">
            <text:p>insert into product (name, price, category, image, detail) values (‘和財布(女性用)’, 4100, ‘財布・小物入れ’,’@image’, ’@detail’);</text:p>
          </table:table-cell>
          <table:table-cell table:formula="of:=SUBSTITUTE([.I3];[.J$2];[.E3])" office:value-type="string" office:string-value="insert into product (name, price, category, image, detail) values (‘和財布(女性用)’, 4100, ‘財布・小物入れ’,’1.png’, ’@detail’);" calcext:value-type="string">
            <text:p>insert into product (name, price, category, image, detail) values (‘和財布(女性用)’, 4100, ‘財布・小物入れ’,’1.png’, ’@detail’);</text:p>
          </table:table-cell>
          <table:table-cell table:formula="of:=SUBSTITUTE([.J3];[.K$2];[.F3])" office:value-type="string" office:string-value="insert into product (name, price, category, image, detail) values (‘和財布(女性用)’, 4100, ‘財布・小物入れ’,’1.png’, ’日本らしい奥ゆかしさを持つ財布です。見た目はもちろんのこと、機能面でも充実しており、8つのカードポケットがついています。’);" calcext:value-type="string">
            <text:p>insert into product (name, price, category, image, detail) values (‘和財布(女性用)’, 4100, ‘財布・小物入れ’,’1.png’, ’日本らしい奥ゆかしさを持つ財布です。見た目はもちろんのこと、機能面でも充実しており、8つのカードポケットがついています。’);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市松文様 小物入れ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財布・小物入れ</text:p>
          </table:table-cell>
          <table:table-cell office:value-type="string" calcext:value-type="string">
            <text:p>2.png</text:p>
          </table:table-cell>
          <table:table-cell office:value-type="string" calcext:value-type="string">
            <text:p>市松文様をスタイリッシュに使用した小物入れです。</text:p>
          </table:table-cell>
          <table:table-cell table:formula="of:=SUBSTITUTE([.$A$1];[.G$2];[.$B4])" office:value-type="string" office:string-value="insert into product (name, price, category, image, detail) values (‘市松文様 小物入れ’, @price, ‘@category’,’@image’, ’@detail’);" calcext:value-type="string">
            <text:p>insert into product (name, price, category, image, detail) values (‘市松文様 小物入れ’, @price, ‘@category’,’@image’, ’@detail’);</text:p>
          </table:table-cell>
          <table:table-cell table:formula="of:=SUBSTITUTE([.G4];[.H$2];[.C4])" office:value-type="string" office:string-value="insert into product (name, price, category, image, detail) values (‘市松文様 小物入れ’, 2500, ‘@category’,’@image’, ’@detail’);" calcext:value-type="string">
            <text:p>insert into product (name, price, category, image, detail) values (‘市松文様 小物入れ’, 2500, ‘@category’,’@image’, ’@detail’);</text:p>
          </table:table-cell>
          <table:table-cell table:formula="of:=SUBSTITUTE([.H4];[.I$2];[.D4])" office:value-type="string" office:string-value="insert into product (name, price, category, image, detail) values (‘市松文様 小物入れ’, 2500, ‘財布・小物入れ’,’@image’, ’@detail’);" calcext:value-type="string">
            <text:p>insert into product (name, price, category, image, detail) values (‘市松文様 小物入れ’, 2500, ‘財布・小物入れ’,’@image’, ’@detail’);</text:p>
          </table:table-cell>
          <table:table-cell table:formula="of:=SUBSTITUTE([.I4];[.J$2];[.E4])" office:value-type="string" office:string-value="insert into product (name, price, category, image, detail) values (‘市松文様 小物入れ’, 2500, ‘財布・小物入れ’,’2.png’, ’@detail’);" calcext:value-type="string">
            <text:p>insert into product (name, price, category, image, detail) values (‘市松文様 小物入れ’, 2500, ‘財布・小物入れ’,’2.png’, ’@detail’);</text:p>
          </table:table-cell>
          <table:table-cell table:formula="of:=SUBSTITUTE([.J4];[.K$2];[.F4])" office:value-type="string" office:string-value="insert into product (name, price, category, image, detail) values (‘市松文様 小物入れ’, 2500, ‘財布・小物入れ’,’2.png’, ’市松文様をスタイリッシュに使用した小物入れです。’);" calcext:value-type="string">
            <text:p>insert into product (name, price, category, image, detail) values (‘市松文様 小物入れ’, 2500, ‘財布・小物入れ’,’2.png’, ’市松文様をスタイリッシュに使用した小物入れです。’);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籠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財布・小物入れ</text:p>
          </table:table-cell>
          <table:table-cell office:value-type="string" calcext:value-type="string">
            <text:p>3.png</text:p>
          </table:table-cell>
          <table:table-cell office:value-type="string" calcext:value-type="string">
            <text:p>使い方次第で、様々な用途に利用できます。</text:p>
          </table:table-cell>
          <table:table-cell table:formula="of:=SUBSTITUTE([.$A$1];[.G$2];[.$B5])" office:value-type="string" office:string-value="insert into product (name, price, category, image, detail) values (‘籠’, @price, ‘@category’,’@image’, ’@detail’);" calcext:value-type="string">
            <text:p>insert into product (name, price, category, image, detail) values (‘籠’, @price, ‘@category’,’@image’, ’@detail’);</text:p>
          </table:table-cell>
          <table:table-cell table:formula="of:=SUBSTITUTE([.G5];[.H$2];[.C5])" office:value-type="string" office:string-value="insert into product (name, price, category, image, detail) values (‘籠’, 1900, ‘@category’,’@image’, ’@detail’);" calcext:value-type="string">
            <text:p>insert into product (name, price, category, image, detail) values (‘籠’, 1900, ‘@category’,’@image’, ’@detail’);</text:p>
          </table:table-cell>
          <table:table-cell table:formula="of:=SUBSTITUTE([.H5];[.I$2];[.D5])" office:value-type="string" office:string-value="insert into product (name, price, category, image, detail) values (‘籠’, 1900, ‘財布・小物入れ’,’@image’, ’@detail’);" calcext:value-type="string">
            <text:p>insert into product (name, price, category, image, detail) values (‘籠’, 1900, ‘財布・小物入れ’,’@image’, ’@detail’);</text:p>
          </table:table-cell>
          <table:table-cell table:formula="of:=SUBSTITUTE([.I5];[.J$2];[.E5])" office:value-type="string" office:string-value="insert into product (name, price, category, image, detail) values (‘籠’, 1900, ‘財布・小物入れ’,’3.png’, ’@detail’);" calcext:value-type="string">
            <text:p>insert into product (name, price, category, image, detail) values (‘籠’, 1900, ‘財布・小物入れ’,’3.png’, ’@detail’);</text:p>
          </table:table-cell>
          <table:table-cell table:formula="of:=SUBSTITUTE([.J5];[.K$2];[.F5])" office:value-type="string" office:string-value="insert into product (name, price, category, image, detail) values (‘籠’, 1900, ‘財布・小物入れ’,’3.png’, ’使い方次第で、様々な用途に利用できます。’);" calcext:value-type="string">
            <text:p>insert into product (name, price, category, image, detail) values (‘籠’, 1900, ‘財布・小物入れ’,’3.png’, ’使い方次第で、様々な用途に利用できます。’)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ランチョンマット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食卓用</text:p>
          </table:table-cell>
          <table:table-cell office:value-type="string" calcext:value-type="string">
            <text:p>4.png</text:p>
          </table:table-cell>
          <table:table-cell office:value-type="string" calcext:value-type="string">
            <text:p>お椀やお箸によく似合う、和風のランチョンマットです。</text:p>
          </table:table-cell>
          <table:table-cell table:formula="of:=SUBSTITUTE([.$A$1];[.G$2];[.$B6])" office:value-type="string" office:string-value="insert into product (name, price, category, image, detail) values (‘ランチョンマット’, @price, ‘@category’,’@image’, ’@detail’);" calcext:value-type="string">
            <text:p>insert into product (name, price, category, image, detail) values (‘ランチョンマット’, @price, ‘@category’,’@image’, ’@detail’);</text:p>
          </table:table-cell>
          <table:table-cell table:formula="of:=SUBSTITUTE([.G6];[.H$2];[.C6])" office:value-type="string" office:string-value="insert into product (name, price, category, image, detail) values (‘ランチョンマット’, 900, ‘@category’,’@image’, ’@detail’);" calcext:value-type="string">
            <text:p>insert into product (name, price, category, image, detail) values (‘ランチョンマット’, 900, ‘@category’,’@image’, ’@detail’);</text:p>
          </table:table-cell>
          <table:table-cell table:formula="of:=SUBSTITUTE([.H6];[.I$2];[.D6])" office:value-type="string" office:string-value="insert into product (name, price, category, image, detail) values (‘ランチョンマット’, 900, ‘食卓用’,’@image’, ’@detail’);" calcext:value-type="string">
            <text:p>insert into product (name, price, category, image, detail) values (‘ランチョンマット’, 900, ‘食卓用’,’@image’, ’@detail’);</text:p>
          </table:table-cell>
          <table:table-cell table:formula="of:=SUBSTITUTE([.I6];[.J$2];[.E6])" office:value-type="string" office:string-value="insert into product (name, price, category, image, detail) values (‘ランチョンマット’, 900, ‘食卓用’,’4.png’, ’@detail’);" calcext:value-type="string">
            <text:p>insert into product (name, price, category, image, detail) values (‘ランチョンマット’, 900, ‘食卓用’,’4.png’, ’@detail’);</text:p>
          </table:table-cell>
          <table:table-cell table:formula="of:=SUBSTITUTE([.J6];[.K$2];[.F6])" office:value-type="string" office:string-value="insert into product (name, price, category, image, detail) values (‘ランチョンマット’, 900, ‘食卓用’,’4.png’, ’お椀やお箸によく似合う、和風のランチョンマットです。’);" calcext:value-type="string">
            <text:p>insert into product (name, price, category, image, detail) values (‘ランチョンマット’, 900, ‘食卓用’,’4.png’, ’お椀やお箸によく似合う、和風のランチョンマットです。’)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お椀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食卓用</text:p>
          </table:table-cell>
          <table:table-cell office:value-type="string" calcext:value-type="string">
            <text:p>5.png</text:p>
          </table:table-cell>
          <table:table-cell office:value-type="string" calcext:value-type="string">
            <text:p>レンジにも対応している、和風モダンなお椀です。</text:p>
          </table:table-cell>
          <table:table-cell table:formula="of:=SUBSTITUTE([.$A$1];[.G$2];[.$B7])" office:value-type="string" office:string-value="insert into product (name, price, category, image, detail) values (‘お椀’, @price, ‘@category’,’@image’, ’@detail’);" calcext:value-type="string">
            <text:p>insert into product (name, price, category, image, detail) values (‘お椀’, @price, ‘@category’,’@image’, ’@detail’);</text:p>
          </table:table-cell>
          <table:table-cell table:formula="of:=SUBSTITUTE([.G7];[.H$2];[.C7])" office:value-type="string" office:string-value="insert into product (name, price, category, image, detail) values (‘お椀’, 900, ‘@category’,’@image’, ’@detail’);" calcext:value-type="string">
            <text:p>insert into product (name, price, category, image, detail) values (‘お椀’, 900, ‘@category’,’@image’, ’@detail’);</text:p>
          </table:table-cell>
          <table:table-cell table:formula="of:=SUBSTITUTE([.H7];[.I$2];[.D7])" office:value-type="string" office:string-value="insert into product (name, price, category, image, detail) values (‘お椀’, 900, ‘食卓用’,’@image’, ’@detail’);" calcext:value-type="string">
            <text:p>insert into product (name, price, category, image, detail) values (‘お椀’, 900, ‘食卓用’,’@image’, ’@detail’);</text:p>
          </table:table-cell>
          <table:table-cell table:formula="of:=SUBSTITUTE([.I7];[.J$2];[.E7])" office:value-type="string" office:string-value="insert into product (name, price, category, image, detail) values (‘お椀’, 900, ‘食卓用’,’5.png’, ’@detail’);" calcext:value-type="string">
            <text:p>insert into product (name, price, category, image, detail) values (‘お椀’, 900, ‘食卓用’,’5.png’, ’@detail’);</text:p>
          </table:table-cell>
          <table:table-cell table:formula="of:=SUBSTITUTE([.J7];[.K$2];[.F7])" office:value-type="string" office:string-value="insert into product (name, price, category, image, detail) values (‘お椀’, 900, ‘食卓用’,’5.png’, ’レンジにも対応している、和風モダンなお椀です。’);" calcext:value-type="string">
            <text:p>insert into product (name, price, category, image, detail) values (‘お椀’, 900, ‘食卓用’,’5.png’, ’レンジにも対応している、和風モダンなお椀です。’);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夫婦箸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食卓用</text:p>
          </table:table-cell>
          <table:table-cell office:value-type="string" calcext:value-type="string">
            <text:p>6.png</text:p>
          </table:table-cell>
          <table:table-cell office:value-type="string" calcext:value-type="string">
            <text:p>名入れも可能です。夫婦やカップルでどうぞ。</text:p>
          </table:table-cell>
          <table:table-cell table:formula="of:=SUBSTITUTE([.$A$1];[.G$2];[.$B8])" office:value-type="string" office:string-value="insert into product (name, price, category, image, detail) values (‘夫婦箸’, @price, ‘@category’,’@image’, ’@detail’);" calcext:value-type="string">
            <text:p>insert into product (name, price, category, image, detail) values (‘夫婦箸’, @price, ‘@category’,’@image’, ’@detail’);</text:p>
          </table:table-cell>
          <table:table-cell table:formula="of:=SUBSTITUTE([.G8];[.H$2];[.C8])" office:value-type="string" office:string-value="insert into product (name, price, category, image, detail) values (‘夫婦箸’, 1800, ‘@category’,’@image’, ’@detail’);" calcext:value-type="string">
            <text:p>insert into product (name, price, category, image, detail) values (‘夫婦箸’, 1800, ‘@category’,’@image’, ’@detail’);</text:p>
          </table:table-cell>
          <table:table-cell table:formula="of:=SUBSTITUTE([.H8];[.I$2];[.D8])" office:value-type="string" office:string-value="insert into product (name, price, category, image, detail) values (‘夫婦箸’, 1800, ‘食卓用’,’@image’, ’@detail’);" calcext:value-type="string">
            <text:p>insert into product (name, price, category, image, detail) values (‘夫婦箸’, 1800, ‘食卓用’,’@image’, ’@detail’);</text:p>
          </table:table-cell>
          <table:table-cell table:formula="of:=SUBSTITUTE([.I8];[.J$2];[.E8])" office:value-type="string" office:string-value="insert into product (name, price, category, image, detail) values (‘夫婦箸’, 1800, ‘食卓用’,’6.png’, ’@detail’);" calcext:value-type="string">
            <text:p>insert into product (name, price, category, image, detail) values (‘夫婦箸’, 1800, ‘食卓用’,’6.png’, ’@detail’);</text:p>
          </table:table-cell>
          <table:table-cell table:formula="of:=SUBSTITUTE([.J8];[.K$2];[.F8])" office:value-type="string" office:string-value="insert into product (name, price, category, image, detail) values (‘夫婦箸’, 1800, ‘食卓用’,’6.png’, ’名入れも可能です。夫婦やカップルでどうぞ。’);" calcext:value-type="string">
            <text:p>insert into product (name, price, category, image, detail) values (‘夫婦箸’, 1800, ‘食卓用’,’6.png’, ’名入れも可能です。夫婦やカップルでどうぞ。’);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扇子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その他</text:p>
          </table:table-cell>
          <table:table-cell office:value-type="string" calcext:value-type="string">
            <text:p>7.png</text:p>
          </table:table-cell>
          <table:table-cell office:value-type="string" calcext:value-type="string">
            <text:p>エコな時代に最適。ファッショナブルな扇子です。</text:p>
          </table:table-cell>
          <table:table-cell table:formula="of:=SUBSTITUTE([.$A$1];[.G$2];[.$B9])" office:value-type="string" office:string-value="insert into product (name, price, category, image, detail) values (‘扇子’, @price, ‘@category’,’@image’, ’@detail’);" calcext:value-type="string">
            <text:p>insert into product (name, price, category, image, detail) values (‘扇子’, @price, ‘@category’,’@image’, ’@detail’);</text:p>
          </table:table-cell>
          <table:table-cell table:formula="of:=SUBSTITUTE([.G9];[.H$2];[.C9])" office:value-type="string" office:string-value="insert into product (name, price, category, image, detail) values (‘扇子’, 820, ‘@category’,’@image’, ’@detail’);" calcext:value-type="string">
            <text:p>insert into product (name, price, category, image, detail) values (‘扇子’, 820, ‘@category’,’@image’, ’@detail’);</text:p>
          </table:table-cell>
          <table:table-cell table:formula="of:=SUBSTITUTE([.H9];[.I$2];[.D9])" office:value-type="string" office:string-value="insert into product (name, price, category, image, detail) values (‘扇子’, 820, ‘その他’,’@image’, ’@detail’);" calcext:value-type="string">
            <text:p>insert into product (name, price, category, image, detail) values (‘扇子’, 820, ‘その他’,’@image’, ’@detail’);</text:p>
          </table:table-cell>
          <table:table-cell table:formula="of:=SUBSTITUTE([.I9];[.J$2];[.E9])" office:value-type="string" office:string-value="insert into product (name, price, category, image, detail) values (‘扇子’, 820, ‘その他’,’7.png’, ’@detail’);" calcext:value-type="string">
            <text:p>insert into product (name, price, category, image, detail) values (‘扇子’, 820, ‘その他’,’7.png’, ’@detail’);</text:p>
          </table:table-cell>
          <table:table-cell table:formula="of:=SUBSTITUTE([.J9];[.K$2];[.F9])" office:value-type="string" office:string-value="insert into product (name, price, category, image, detail) values (‘扇子’, 820, ‘その他’,’7.png’, ’エコな時代に最適。ファッショナブルな扇子です。’);" calcext:value-type="string">
            <text:p>insert into product (name, price, category, image, detail) values (‘扇子’, 820, ‘その他’,’7.png’, ’エコな時代に最適。ファッショナブルな扇子です。’);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手染め 手ぬぐい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その他</text:p>
          </table:table-cell>
          <table:table-cell office:value-type="string" calcext:value-type="string">
            <text:p>8.png</text:p>
          </table:table-cell>
          <table:table-cell office:value-type="string" calcext:value-type="string">
            <text:p>手染めの手ぬぐいです。</text:p>
          </table:table-cell>
          <table:table-cell table:formula="of:=SUBSTITUTE([.$A$1];[.G$2];[.$B10])" office:value-type="string" office:string-value="insert into product (name, price, category, image, detail) values (‘手染め 手ぬぐい’, @price, ‘@category’,’@image’, ’@detail’);" calcext:value-type="string">
            <text:p>insert into product (name, price, category, image, detail) values (‘手染め 手ぬぐい’, @price, ‘@category’,’@image’, ’@detail’);</text:p>
          </table:table-cell>
          <table:table-cell table:formula="of:=SUBSTITUTE([.G10];[.H$2];[.C10])" office:value-type="string" office:string-value="insert into product (name, price, category, image, detail) values (‘手染め 手ぬぐい’, 520, ‘@category’,’@image’, ’@detail’);" calcext:value-type="string">
            <text:p>insert into product (name, price, category, image, detail) values (‘手染め 手ぬぐい’, 520, ‘@category’,’@image’, ’@detail’);</text:p>
          </table:table-cell>
          <table:table-cell table:formula="of:=SUBSTITUTE([.H10];[.I$2];[.D10])" office:value-type="string" office:string-value="insert into product (name, price, category, image, detail) values (‘手染め 手ぬぐい’, 520, ‘その他’,’@image’, ’@detail’);" calcext:value-type="string">
            <text:p>insert into product (name, price, category, image, detail) values (‘手染め 手ぬぐい’, 520, ‘その他’,’@image’, ’@detail’);</text:p>
          </table:table-cell>
          <table:table-cell table:formula="of:=SUBSTITUTE([.I10];[.J$2];[.E10])" office:value-type="string" office:string-value="insert into product (name, price, category, image, detail) values (‘手染め 手ぬぐい’, 520, ‘その他’,’8.png’, ’@detail’);" calcext:value-type="string">
            <text:p>insert into product (name, price, category, image, detail) values (‘手染め 手ぬぐい’, 520, ‘その他’,’8.png’, ’@detail’);</text:p>
          </table:table-cell>
          <table:table-cell table:formula="of:=SUBSTITUTE([.J10];[.K$2];[.F10])" office:value-type="string" office:string-value="insert into product (name, price, category, image, detail) values (‘手染め 手ぬぐい’, 520, ‘その他’,’8.png’, ’手染めの手ぬぐいです。’);" calcext:value-type="string">
            <text:p>insert into product (name, price, category, image, detail) values (‘手染め 手ぬぐい’, 520, ‘その他’,’8.png’, ’手染めの手ぬぐいです。’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00/00/00</text:date>, <text:time style:data-style-name="N2" text:time-value="14:37:47.7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1-10T14:38:27.375000000</dc:date>
    <meta:editing-duration>PT12M8S</meta:editing-duration>
    <meta:editing-cycles>4</meta:editing-cycles>
    <meta:document-statistic meta:table-count="1" meta:cell-count="100" meta:object-count="0"/>
  </office:meta>
</office:document-meta>
</file>